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edbc" officeooo:paragraph-rsid="0002edbc"/>
    </style:style>
    <style:style style:name="P2" style:family="paragraph" style:parent-style-name="Standard">
      <style:text-properties officeooo:rsid="0004a3f4" officeooo:paragraph-rsid="0004a3f4"/>
    </style:style>
    <style:style style:name="P3" style:family="paragraph" style:parent-style-name="Standard">
      <style:text-properties officeooo:rsid="000675fb" officeooo:paragraph-rsid="000675fb"/>
    </style:style>
    <style:style style:name="P4" style:family="paragraph" style:parent-style-name="Standard">
      <style:text-properties style:text-underline-style="solid" style:text-underline-width="auto" style:text-underline-color="font-color" officeooo:rsid="000675fb" officeooo:paragraph-rsid="000675fb"/>
    </style:style>
    <style:style style:name="P5" style:family="paragraph" style:parent-style-name="Standard" style:list-style-name="L1">
      <style:text-properties style:text-underline-style="none" officeooo:rsid="000675fb" officeooo:paragraph-rsid="000675fb"/>
    </style:style>
    <style:style style:name="T1" style:family="text">
      <style:text-properties officeooo:rsid="0004a3f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4a3f4"/>
    </style:style>
    <style:style style:name="T4" style:family="text">
      <style:text-properties officeooo:rsid="0005831f"/>
    </style:style>
    <style:style style:name="T5" style:family="text">
      <style:text-properties fo:font-style="italic" officeooo:rsid="0005831f" style:font-style-asian="italic" style:font-style-complex="italic"/>
    </style:style>
    <style:style style:name="T6" style:family="text">
      <style:text-properties officeooo:rsid="000675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 L’application</text:p>
      <text:p text:style-name="P2"/>
      <text:p text:style-name="P2"><text:span text:style-name="T2">Fonctionnement global</text:span> :</text:p>
      <text:p text:style-name="P1">J’ai décidé de faire fonctionner cette application d’une manière particulière, je voulais que toutes mes requètes passent par un routeur. <text:span text:style-name="T1">Chaque page serait en fait un include contenu à chaque fois dans l’index et dépendant d’un chemin spécifié dans la $_SESSION. </text:span></text:p>
      <text:p text:style-name="P1"/>
      <text:p text:style-name="P2">J’ai fait ça pour plusieurs raisons (légitimes ou naïves) : </text:p>
      <text:p text:style-name="P2"/>
      <text:p text:style-name="P2"><text:tab/>- Je ne voulais pas avoir à gérer les chemins relatifs et absolus pour les éléments présents dans chaque page (comme la navbar), sachant que je travaillais sur mon code depuis plusieurs environnements. Je pense ne pas avoir suffisemment recherché et j’aurais pu contourner le problème autrement (__DIR__?) mais je suis parti sur cette solution pour voir jusqu’où elle me porterait.</text:p>
      <text:p text:style-name="P2"><text:tab/>- Je voulais que l’URL ne change pas (et ne montre pas les éventuelles differentes variables d’un GET) pour une question d’élégance.</text:p>
      <text:p text:style-name="P2"/>
      <text:p text:style-name="P1"><text:span text:style-name="T2">I</text:span><text:span text:style-name="T3">mplémentation du diagramme </text:span><text:span text:style-name="T1">:</text:span></text:p>
      <text:p text:style-name="P2">Je n’ai pas respecté à proprement parler le diagramme fourni, ou disons que je l’ai scindé en deux parties : La partie s’occupant d’interagir avec la base de données concernant une Entité et l’Entité elle même (contenant sa donnée propre et ses accesseurs).</text:p>
      <text:p text:style-name="P2">J’ai donc scindé Class (proche d’une structure avec ajout de notion privative des champs) et Model concernant la majeure partie de la logique attendue hors accesseurs, j’ai choisi de procéder ainsi car :</text:p>
      <text:p text:style-name="P2"/>
      <text:p text:style-name="P2"><text:tab/>- Je ne voulais pas mélanger <text:span text:style-name="T4">la logique de dialogue avec la base avec la logique d’accession aux attributs d’une entité unique.</text:span></text:p>
      <text:p text:style-name="P2"><text:tab/>- <text:span text:style-name="T4">Mes modèles renvoient </text:span><text:span text:style-name="T5">une ou plusieurs</text:span><text:span text:style-name="T4"> entitées, en mettant toute la logique dans la même classe, je me limitais à une seule entité ( </text:span><text:span text:style-name="T5">Ex :</text:span><text:span text:style-name="T4"> Je préfère renvoyer toutes les Questions d’un QCM depuis une instance QuestionModel que depuis une instance du QCM car cela me semble plus structuré dans le partage de la logique, quitte à faire trop pour une application de moyenne ampleur).</text:span></text:p>
      <text:p text:style-name="P1"><text:tab/>- <text:span text:style-name="T6">La plupart de la logique attendue hors accesseurs avait un rapport avec la base.</text:span></text:p>
      <text:p text:style-name="P1"/>
      <text:p text:style-name="P1"/>
      <text:p text:style-name="P1"/>
      <text:p text:style-name="P1"/>
      <text:p text:style-name="P1"/>
      <text:p text:style-name="P1"/>
      <text:p text:style-name="P1"/>
      <text:p text:style-name="P1"/>
      <text:p text:style-name="P1"/>
      <text:p text:style-name="P1"/>
      <text:p text:style-name="P1"/>
      <text:p text:style-name="P1">II) </text:p>
      <text:p text:style-name="P1">Implémentation du diagramme de classe et différences notables :</text:p>
      <text:p text:style-name="P1">J’ai décidé </text:p>
      <text:p text:style-name="P1"/>
      <text:p text:style-name="P1"/>
      <text:p text:style-name="P3"/>
      <text:p text:style-name="P3"/>
      <text:p text:style-name="P3"/>
      <text:p text:style-name="P3"><text:soft-page-break/>III) Mes erreurs</text:p>
      <text:p text:style-name="P3"/>
      <text:p text:style-name="P3">Je vais essayer de lister les erreurs que je sais avoir fait et les choses que j’aurais pu mieux faire.</text:p>
      <text:p text:style-name="P3"/>
      <text:p text:style-name="P3"/>
      <text:p text:style-name="P4">Erreurs se rapportant aux attendus :</text:p>
      <text:list xml:id="list1665363237" text:style-name="L1">
        <text:list-item>
          <text:p text:style-name="P5">Je n’ai pas géré la complétion d’un QCM comme attendu (question par question). La raison est malheuresement très simple, j’ai mal lu les attendus et ai travaillé avec des souvenirs de ce qu’ils étaient. Du à une période de travail compliquée, je ne me suis rendu compte que trop tard de mon erreu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3:35:07.683551904</meta:creation-date>
    <dc:date>2024-04-05T14:09:56.104991304</dc:date>
    <meta:editing-duration>PT11M57S</meta:editing-duration>
    <meta:editing-cycles>2</meta:editing-cycles>
    <meta:generator>LibreOffice/7.3.7.2$Linux_X86_64 LibreOffice_project/30$Build-2</meta:generator>
    <meta:document-statistic meta:table-count="0" meta:image-count="0" meta:object-count="0" meta:page-count="2" meta:paragraph-count="19" meta:word-count="419" meta:character-count="2495" meta:non-whitespace-character-count="2087"/>
  </office:meta>
</office:document-meta>
</file>